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3.852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font-name="Consola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Consola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visibility="collapse" table:number-columns-repeated="16378" table:default-cell-style-name="ce2"/>
        <table:table-column table:style-name="co3" table:visibility="collapse" table:number-columns-repeated="3" table:default-cell-style-name="Default"/>
        <table:table-row table:style-name="ro1">
          <table:table-cell table:style-name="ce1" office:value-type="string" calcext:value-type="string">
            <text:p>base strain</text:p>
          </table:table-cell>
          <table:table-cell table:style-name="Default" office:value-type="string" calcext:value-type="string">
            <text:p>TU plasmid</text:p>
          </table:table-cell>
          <table:table-cell office:value-type="string" calcext:value-type="string">
            <text:p>Extra gen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ENfas2Δ.FASIIb</text:p>
          </table:table-cell>
          <table:table-cell table:style-name="ce3" office:value-type="string" calcext:value-type="string">
            <text:p>pYPK0_ENO2_AthMOD1_RPL5</text:p>
          </table:table-cell>
          <table:table-cell table:style-name="ce3" office:value-type="string" calcext:value-type="string">
            <text:p>mod1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4" office:value-type="string" calcext:value-type="string">
            <text:p>pYPK0_PDC1_EcfabH_TEF1</text:p>
          </table:table-cell>
          <table:table-cell office:value-type="string" calcext:value-type="string">
            <text:p>fabH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4" office:value-type="string" calcext:value-type="string">
            <text:p>pYPK0_UTR2_EcfabB_TPI1</text:p>
          </table:table-cell>
          <table:table-cell office:value-type="string" calcext:value-type="string">
            <text:p>fabB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4" office:value-type="string" calcext:value-type="string">
            <text:p>pYPK0_TEF1_EcfabD_FBA1</text:p>
          </table:table-cell>
          <table:table-cell office:value-type="string" calcext:value-type="string">
            <text:p>fabD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4" office:value-type="string" calcext:value-type="string">
            <text:p>pYPK0_TDH3_EcfabF_UTR2</text:p>
          </table:table-cell>
          <table:table-cell office:value-type="string" calcext:value-type="string">
            <text:p>fabF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3" office:value-type="string" calcext:value-type="string">
            <text:p>pYPK0_FBA1_EcfabG_RPL22A</text:p>
          </table:table-cell>
          <table:table-cell office:value-type="string" calcext:value-type="string">
            <text:p>fabG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3" office:value-type="string" calcext:value-type="string">
            <text:p>pYPK0_RPL22A_EcacpP_TDH3</text:p>
          </table:table-cell>
          <table:table-cell office:value-type="string" calcext:value-type="string">
            <text:p>acpP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3" office:value-type="string" calcext:value-type="string">
            <text:p>pYPK0_RPL16A_AthFATB_RPL17A</text:p>
          </table:table-cell>
          <table:table-cell office:value-type="string" calcext:value-type="string">
            <text:p>fatB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3" office:value-type="string" calcext:value-type="string">
            <text:p>pYPK0_RPL5_AthfatA1_RPL16A</text:p>
          </table:table-cell>
          <table:table-cell office:value-type="string" calcext:value-type="string">
            <text:p>fatA1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3" office:value-type="string" calcext:value-type="string">
            <text:p>pYPK0_RPL16B_EcacpS_TMA19</text:p>
          </table:table-cell>
          <table:table-cell office:value-type="string" calcext:value-type="string">
            <text:p>acpS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5" office:value-type="string" calcext:value-type="string">
            <text:p>pYPK0_PMP3_EcfabZ_ENO2</text:p>
          </table:table-cell>
          <table:table-cell office:value-type="string" calcext:value-type="string">
            <text:p>fabZ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office:value-type="string" calcext:value-type="string">
            <text:p>pYPK0_TPI1_EcfabA_PMP3</text:p>
          </table:table-cell>
          <table:table-cell office:value-type="string" calcext:value-type="string">
            <text:p>fab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visibility="collapse" table:number-rows-repeated="1048561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9:55:43.247750976</meta:creation-date>
    <dc:date>2022-10-25T10:17:04.358221648</dc:date>
    <meta:editing-duration>PT10M1S</meta:editing-duration>
    <meta:editing-cycles>1</meta:editing-cycles>
    <meta:document-statistic meta:table-count="1" meta:cell-count="39" meta:object-count="0"/>
    <meta:generator>LibreOffice/7.4.2.3$Linux_X86_64 LibreOffice_project/40$Build-3</meta:generator>
  </office:meta>
</office:document-meta>
</file>